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596683979" calcext:value-type="float">
            <text:p>1,596683979</text:p>
          </table:table-cell>
          <table:table-cell office:value-type="float" office:value="0.5132305622" calcext:value-type="float">
            <text:p>0,5132305622</text:p>
          </table:table-cell>
          <table:table-cell office:value-type="float" office:value="0.0008116029203" calcext:value-type="float">
            <text:p>0,0008116029</text:p>
          </table:table-cell>
          <table:table-cell office:value-type="float" office:value="0.0001352671534" calcext:value-type="float">
            <text:p>0,00013526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186" calcext:value-type="float">
            <text:p>68186</text:p>
          </table:table-cell>
          <table:table-cell office:value-type="float" office:value="1.142046928" calcext:value-type="float">
            <text:p>1,142046928</text:p>
          </table:table-cell>
          <table:table-cell office:value-type="float" office:value="0.588424325" calcext:value-type="float">
            <text:p>0,588424325</text:p>
          </table:table-cell>
          <table:table-cell office:value-type="float" office:value="0.000239711153" calcext:value-type="float">
            <text:p>0,0002397112</text:p>
          </table:table-cell>
          <table:table-cell table:style-name="ce1" office:value-type="float" office:value="0.00002996389412" calcext:value-type="float">
            <text:p>3,00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237" calcext:value-type="float">
            <text:p>68237</text:p>
          </table:table-cell>
          <table:table-cell office:value-type="float" office:value="1.182470202" calcext:value-type="float">
            <text:p>1,182470202</text:p>
          </table:table-cell>
          <table:table-cell office:value-type="float" office:value="0.599121809" calcext:value-type="float">
            <text:p>0,599121809</text:p>
          </table:table-cell>
          <table:table-cell office:value-type="float" office:value="0.0002395281335" calcext:value-type="float">
            <text:p>0,0002395281</text:p>
          </table:table-cell>
          <table:table-cell table:style-name="ce1" office:value-type="float" office:value="0.000007485254173" calcext:value-type="float">
            <text:p>7,49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306" calcext:value-type="float">
            <text:p>68306</text:p>
          </table:table-cell>
          <table:table-cell office:value-type="float" office:value="1.219697237" calcext:value-type="float">
            <text:p>1,219697237</text:p>
          </table:table-cell>
          <table:table-cell office:value-type="float" office:value="0.5962799788" calcext:value-type="float">
            <text:p>0,5962799788</text:p>
          </table:table-cell>
          <table:table-cell table:style-name="ce1" office:value-type="float" office:value="0.00008973304648" calcext:value-type="float">
            <text:p>8,97E-005</text:p>
          </table:table-cell>
          <table:table-cell table:style-name="ce1" office:value-type="float" office:value="0.00000747775357" calcext:value-type="float">
            <text:p>7,48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339" calcext:value-type="float">
            <text:p>68339</text:p>
          </table:table-cell>
          <table:table-cell office:value-type="float" office:value="1.064673066" calcext:value-type="float">
            <text:p>1,064673066</text:p>
          </table:table-cell>
          <table:table-cell office:value-type="float" office:value="0.5949421525" calcext:value-type="float">
            <text:p>0,5949421525</text:p>
          </table:table-cell>
          <table:table-cell office:value-type="float" office:value="0.0003811858478" calcext:value-type="float">
            <text:p>0,0003811858</text:p>
          </table:table-cell>
          <table:table-cell table:style-name="ce1" office:value-type="float" office:value="0.000007474232461" calcext:value-type="float">
            <text:p>7,47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422" calcext:value-type="float">
            <text:p>68422</text:p>
          </table:table-cell>
          <table:table-cell office:value-type="float" office:value="1.359872103" calcext:value-type="float">
            <text:p>1,359872103</text:p>
          </table:table-cell>
          <table:table-cell office:value-type="float" office:value="0.5893089175" calcext:value-type="float">
            <text:p>0,5893089175</text:p>
          </table:table-cell>
          <table:table-cell office:value-type="float" office:value="0.0004329747462" calcext:value-type="float">
            <text:p>0,0004329747</text:p>
          </table:table-cell>
          <table:table-cell table:style-name="ce1" office:value-type="float" office:value="0.000007465082035" calcext:value-type="float">
            <text:p>7,47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591" calcext:value-type="float">
            <text:p>68591</text:p>
          </table:table-cell>
          <table:table-cell office:value-type="float" office:value="1.256940007" calcext:value-type="float">
            <text:p>1,256940007</text:p>
          </table:table-cell>
          <table:table-cell office:value-type="float" office:value="0.568923533" calcext:value-type="float">
            <text:p>0,568923533</text:p>
          </table:table-cell>
          <table:table-cell office:value-type="float" office:value="0.0002755354217" calcext:value-type="float">
            <text:p>0,0002755354</text:p>
          </table:table-cell>
          <table:table-cell table:style-name="ce1" office:value-type="float" office:value="0.00000744690351" calcext:value-type="float">
            <text:p>7,45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695" calcext:value-type="float">
            <text:p>68695</text:p>
          </table:table-cell>
          <table:table-cell office:value-type="float" office:value="1.247285485" calcext:value-type="float">
            <text:p>1,247285485</text:p>
          </table:table-cell>
          <table:table-cell office:value-type="float" office:value="0.5999985933" calcext:value-type="float">
            <text:p>0,5999985933</text:p>
          </table:table-cell>
          <table:table-cell office:value-type="float" office:value="0.0002825656848" calcext:value-type="float">
            <text:p>0,0002825657</text:p>
          </table:table-cell>
          <table:table-cell table:style-name="ce1" office:value-type="float" office:value="0.000007435939551" calcext:value-type="float">
            <text:p>7,44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797" calcext:value-type="float">
            <text:p>68797</text:p>
          </table:table-cell>
          <table:table-cell office:value-type="float" office:value="1.425157309" calcext:value-type="float">
            <text:p>1,425157309</text:p>
          </table:table-cell>
          <table:table-cell office:value-type="float" office:value="0.428313911" calcext:value-type="float">
            <text:p>0,428313911</text:p>
          </table:table-cell>
          <table:table-cell table:style-name="ce1" office:value-type="float" office:value="0.00005940402843" calcext:value-type="float">
            <text:p>5,94E-005</text:p>
          </table:table-cell>
          <table:table-cell table:style-name="ce1" office:value-type="float" office:value="0.00001485100711" calcext:value-type="float">
            <text:p>1,49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8814" calcext:value-type="float">
            <text:p>68814</text:p>
          </table:table-cell>
          <table:table-cell office:value-type="float" office:value="1.197496414" calcext:value-type="float">
            <text:p>1,197496414</text:p>
          </table:table-cell>
          <table:table-cell office:value-type="float" office:value="0.5829793811" calcext:value-type="float">
            <text:p>0,5829793811</text:p>
          </table:table-cell>
          <table:table-cell table:style-name="ce1" office:value-type="float" office:value="0.00008166295447" calcext:value-type="float">
            <text:p>8,17E-005</text:p>
          </table:table-cell>
          <table:table-cell table:style-name="ce1" office:value-type="float" office:value="0.000007423905117" calcext:value-type="float">
            <text:p>7,42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69232273" calcext:value-type="float">
            <text:p>1,269232273</text:p>
          </table:table-cell>
          <table:table-cell table:formula="of:=AVERAGE([.D2:.D11])" office:value-type="float" office:value="0.56615231634" calcext:value-type="float">
            <text:p>0,5661523163</text:p>
          </table:table-cell>
          <table:table-cell table:formula="of:=AVERAGE([.E2:.E11])" office:value-type="float" office:value="0.000289390393668" calcext:value-type="float">
            <text:p>0,0002893904</text:p>
          </table:table-cell>
          <table:table-cell table:formula="of:=AVERAGE([.F2:.F11])" office:value-type="float" office:value="0.0000232291125047" calcext:value-type="float">
            <text:p>2,32291125047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34:09.455623357</dc:date>
    <meta:document-statistic meta:table-count="1" meta:cell-count="70" meta:object-count="0"/>
    <meta:generator>LibreOffice/4.1.4.2$Linux_X86_64 LibreOffice_project/410m0$Build-2</meta:generator>
  </office:meta>
</office:document-meta>
</file>